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3" style:family="paragraph" style:parent-style-name="Standard">
      <style:text-properties style:font-name="Arial" style:text-underline-style="solid" style:text-underline-width="auto" style:text-underline-color="font-color" fo:font-weight="bold" officeooo:paragraph-rsid="0006b04d" style:font-weight-asian="bold" style:font-weight-complex="bold"/>
    </style:style>
    <style:style style:name="P4" style:family="paragraph" style:parent-style-name="Standard">
      <style:text-properties style:font-name="Arial" officeooo:paragraph-rsid="0006b04d"/>
    </style:style>
    <style:style style:name="P5" style:family="paragraph" style:parent-style-name="Standard" style:list-style-name="L2">
      <style:text-properties style:font-name="Arial"/>
    </style:style>
    <style:style style:name="P6" style:family="paragraph" style:parent-style-name="Standard" style:list-style-name="L2">
      <style:text-properties style:font-name="Arial" officeooo:paragraph-rsid="000a576b"/>
    </style:style>
    <style:style style:name="P7" style:family="paragraph" style:parent-style-name="Standard" style:list-style-name="L2">
      <style:text-properties style:font-name="Arial" officeooo:rsid="000b031c" officeooo:paragraph-rsid="000b031c"/>
    </style:style>
    <style:style style:name="P8" style:family="paragraph" style:parent-style-name="Standard" style:list-style-name="L1">
      <style:text-properties officeooo:paragraph-rsid="0006b04d"/>
    </style:style>
    <style:style style:name="T1" style:family="text">
      <style:text-properties officeooo:rsid="0006b04d"/>
    </style:style>
    <style:style style:name="T2" style:family="text">
      <style:text-properties style:text-underline-style="solid" style:text-underline-width="auto" style:text-underline-color="font-color" fo:font-weight="bold" officeooo:rsid="0006b04d" style:font-weight-asian="bold" style:font-weight-complex="bold"/>
    </style:style>
    <style:style style:name="T3" style:family="text">
      <style:text-properties style:font-name="Arial" officeooo:rsid="0006b0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bjectifs</text:p>
      <text:p text:style-name="P1">• Utiliser un grapheur-tableur</text:p>
      <text:p text:style-name="P1">• Exploiter les données chiffrées d'une élection</text:p>
      <text:p text:style-name="P1"/>
      <text:p text:style-name="P4"><text:span text:style-name="T2">A partir de Moodle : </text:span></text:p>
      <text:list xml:id="list2539877999" text:style-name="L1">
        <text:list-item>
          <text:p text:style-name="P8"><text:span text:style-name="T3">ouvrir le fichier « Résultats élections étu CA février 2016 à completer.xls » </text:span></text:p>
        </text:list-item>
        <text:list-item>
          <text:p text:style-name="P8"><text:span text:style-name="T3">faire une sauvegarde sur votre poste sous un nom du type « Elections_Nom_Prenom » </text:span></text:p>
        </text:list-item>
      </text:list>
      <text:p text:style-name="P4"/>
      <text:p text:style-name="P3">Avec votre logiciel tableur <text:span text:style-name="T1">(LibreOffice), faire les calculs suivants</text:span> :</text:p>
      <text:p text:style-name="P1"/>
      <text:list xml:id="list3786249132" text:style-name="L2">
        <text:list-item>
          <text:p text:style-name="P6">Les nombres totaux d'étudiants inscrits (F 28), votants (H 28), votes exprimés (J 28).</text:p>
        </text:list-item>
        <text:list-item>
          <text:p text:style-name="P6">Les nombre d’inscrits totaux par pôle (colonne B)</text:p>
        </text:list-item>
        <text:list-item>
          <text:p text:style-name="P7">Ecrire la formule de la cellule B 28 et vérifier que vous obtenez le même chiffre qu’en F 28</text:p>
        </text:list-item>
        <text:list-item>
          <text:p text:style-name="P5">Le poids relatif de chaque bureau (nombre d'inscrits du bureau par rapport au nombre total d'inscrits) en pourcentage. Commencer par « Lettres Tertre » (G3).</text:p>
        </text:list-item>
        <text:list-item>
          <text:p text:style-name="P5">Bloquer la référence du nombre total d'inscrits afin de pouvoir recopier vers le bas.</text:p>
        </text:list-item>
        <text:list-item>
          <text:p text:style-name="P5">Recopier pour tous les bureaux (colonne G).</text:p>
        </text:list-item>
        <text:list-item>
          <text:p text:style-name="P5">Le poids relatif de chaque pôle ( colonne C)</text:p>
        </text:list-item>
        <text:list-item>
          <text:p text:style-name="P5">La participation dans chaque bureau (nombre de votants par rapport au nombre d'inscrits) en pourcentage (colonne I)</text:p>
        </text:list-item>
        <text:list-item>
          <text:p text:style-name="P5">Calculer le total des exprimés par pôle (colonne K)</text:p>
        </text:list-item>
        <text:list-item>
          <text:p text:style-name="P5">Calculer le poids relatif du vote de chaque pôle (colonne L)</text:p>
        </text:list-item>
        <text:list-item>
          <text:p text:style-name="P5">Calculer le total des voix de chaque organisation (M28 à P28)</text:p>
        </text:list-item>
        <text:list-item>
          <text:p text:style-name="P5">Calculer le pourcentage de chaque organisation (nombre de suffrages par rapport aux exprimés) (M29 à P29).</text:p>
        </text:list-item>
        <text:list-item>
          <text:p text:style-name="P5">Établir une formule (avec la fonction SI) qui affiche "OK" si pour un bureau le total des voix des différents syndicats est égal au nombre des exprimés, et "FAUX" dans le cas contraire (colonne Q).</text:p>
        </text:list-item>
        <text:list-item>
          <text:p text:style-name="P5">En dessous des calculs, créer un diagramme en "camembert" représentant les résultats en voix des différents syndicats.</text:p>
        </text:list-item>
        <text:list-item>
          <text:p text:style-name="P5">Créer un diagramme en "camembert" représentant les résultats en sièges des différents syndicats.</text:p>
        </text:list-item>
        <text:list-item>
          <text:p text:style-name="P5">Créer un diagramme comparant les poids des effectifs et ceux des votes par pôle.</text:p>
        </text:list-item>
        <text:list-item>
          <text:p text:style-name="P5">Vous retiendrez des mises en forme explicites pour chacun des graphiques.</text:p>
          <text:p text:style-name="P5"/>
        </text:list-item>
      </text:list>
      <text:p text:style-name="P2">Ce que vous devez déposer :</text:p>
      <text:p text:style-name="P1">Déposez votre fichier dans son format natif (ie sans en changer l'exten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08:58:00.844523569</meta:creation-date>
    <dc:date>2019-09-10T09:21:37.767760691</dc:date>
    <meta:editing-duration>PT13M26S</meta:editing-duration>
    <meta:editing-cycles>3</meta:editing-cycles>
    <meta:generator>LibreOffice/6.2.4.2.0$Linux_X86_64 LibreOffice_project/20$Build-2</meta:generator>
    <meta:document-statistic meta:table-count="0" meta:image-count="0" meta:object-count="0" meta:page-count="1" meta:paragraph-count="27" meta:word-count="342" meta:character-count="1975" meta:non-whitespace-character-count="1676"/>
  </office:meta>
</office:document-meta>
</file>